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Lucida Sans2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>
      <style:graphic-properties style:writing-mode="lr-tb" loext:decorative="false"/>
    </style:style>
    <style:style style:name="gr3" style:family="graphic" style:parent-style-name="standard">
      <style:graphic-properties draw:fill="solid" draw:fill-color="#dde8cb" draw:textarea-horizontal-align="justify" draw:textarea-vertical-align="middle" draw:auto-grow-height="false" fo:min-height="2.916cm" fo:min-width="2.667cm" loext:decorative="false"/>
    </style:style>
    <style:style style:name="gr4" style:family="graphic" style:parent-style-name="standard">
      <style:graphic-properties draw:fill="solid" draw:fill-color="#dde8cb" draw:textarea-horizontal-align="justify" draw:textarea-vertical-align="middle" draw:auto-grow-height="false" fo:min-height="2.918cm" fo:min-width="2.667cm" loext:decorative="false"/>
    </style:style>
    <style:style style:name="gr5" style:family="graphic" style:parent-style-name="standard">
      <style:graphic-properties draw:fill="solid" draw:fill-color="#dde8cb" draw:textarea-horizontal-align="justify" draw:textarea-vertical-align="middle" draw:auto-grow-height="false" fo:min-height="2.916cm" fo:min-width="2.666cm" loext:decorative="false"/>
    </style:style>
    <style:style style:name="gr6" style:family="graphic" style:parent-style-name="standard">
      <style:graphic-properties draw:fill="solid" draw:fill-color="#ffffd7" draw:textarea-horizontal-align="justify" draw:textarea-vertical-align="middle" draw:auto-grow-height="false" fo:min-height="2.918cm" fo:min-width="2.666cm" loext:decorative="false"/>
    </style:style>
    <style:style style:name="gr7" style:family="graphic" style:parent-style-name="standard">
      <style:graphic-properties draw:fill="solid" draw:fill-color="#ffffd7" draw:textarea-horizontal-align="justify" draw:textarea-vertical-align="middle" draw:auto-grow-height="false" fo:min-height="2.916cm" fo:min-width="2.666cm" loext:decorative="false"/>
    </style:style>
    <style:style style:name="gr8" style:family="graphic" style:parent-style-name="standard">
      <style:graphic-properties draw:fill="solid" draw:fill-color="#ffffd7" draw:textarea-horizontal-align="justify" draw:textarea-vertical-align="middle" draw:auto-grow-height="false" fo:min-height="2.918cm" fo:min-width="2.667cm" loext:decorative="false"/>
    </style:style>
    <style:style style:name="gr9" style:family="graphic" style:parent-style-name="standard">
      <style:graphic-properties draw:fill="solid" draw:fill-color="#ffd7d7" draw:textarea-horizontal-align="justify" draw:textarea-vertical-align="middle" draw:auto-grow-height="false" fo:min-height="2.916cm" fo:min-width="2.667cm" loext:decorative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6.844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4.34cm" loext:decorative="false"/>
      <style:paragraph-properties style:writing-mode="lr-tb"/>
    </style:style>
    <style:style style:name="pr1" style:family="presentation" style:parent-style-name="Standard-subtitle">
      <style:graphic-properties draw:fill-color="#ffffff" fo:min-height="9.134cm" loext:decorative="false"/>
      <style:paragraph-properties style:writing-mode="lr-tb"/>
    </style:style>
    <style:style style:name="pr2" style:family="presentation" style:parent-style-name="Standard-notes">
      <style:graphic-properties draw:fill-color="#ffffff" draw:auto-grow-height="false" fo:min-height="13.365cm" loext:decorative="false"/>
      <style:paragraph-properties style:writing-mode="lr-tb"/>
    </style:style>
    <style:style style:name="pr3" style:family="presentation" style:parent-style-name="Standard-outline1">
      <style:graphic-properties fo:min-height="8.884cm" loext:decorative="false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text-properties style:font-name="Liberation Serif" fo:font-size="20pt" style:font-size-asian="20pt" style:font-size-complex="20pt"/>
    </style:style>
    <style:style style:name="P3" style:family="paragraph">
      <loext:graphic-properties draw:fill-color="#ffffff"/>
    </style:style>
    <style:style style:name="P4" style:family="paragraph">
      <loext:graphic-properties draw:fill="solid" draw:fill-color="#dde8cb"/>
      <style:paragraph-properties fo:text-align="center"/>
    </style:style>
    <style:style style:name="P5" style:family="paragraph">
      <loext:graphic-properties draw:fill="solid" draw:fill-color="#ffffd7"/>
      <style:paragraph-properties fo:text-align="center"/>
    </style:style>
    <style:style style:name="P6" style:family="paragraph">
      <loext:graphic-properties draw:fill="solid" draw:fill-color="#ffd7d7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style:text-properties fo:font-size="20pt" style:font-size-asian="20pt" style:font-size-complex="20pt"/>
    </style:style>
    <style:style style:name="P9" style:family="paragraph">
      <style:text-properties style:font-name="Liberation Serif"/>
    </style:style>
    <style:style style:name="T1" style:family="text">
      <style:text-properties style:font-name="Liberation Serif" fo:font-size="48pt" style:font-size-asian="48pt" style:font-size-complex="48pt"/>
    </style:style>
    <style:style style:name="T2" style:family="text">
      <style:text-properties style:font-name="Liberation Serif" fo:font-size="20pt" style:font-size-asian="20pt" style:font-size-complex="20pt"/>
    </style:style>
    <style:style style:name="T3" style:family="text">
      <style:text-properties style:font-name="Liberation Serif" fo:font-size="20pt" style:font-size-asian="20pt" style:font-size-complex="20pt" style:font-weight-complex="bold"/>
    </style:style>
    <style:style style:name="T4" style:family="text">
      <style:text-properties fo:font-size="48pt" fo:font-weight="bold" style:font-size-complex="48pt" style:font-weight-complex="bold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style:font-name="Liberation Serif"/>
    </style:style>
    <style:style style:name="T7" style:family="text">
      <style:text-properties fo:font-size="48pt" fo:font-weight="bold" style:font-size-asian="48pt" style:font-size-complex="48pt" style:font-weight-complex="bold"/>
    </style:style>
    <style:style style:name="T8" style:family="text">
      <style:text-properties style:font-name="Liberation Serif" fo:font-size="48pt" fo:font-weight="bold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2" draw:layer="layout" svg:width="25.199cm" svg:height="9.134cm" svg:x="1.4cm" svg:y="3.682cm" presentation:class="subtitle" presentation:user-transformed="true">
          <draw:text-box>
            <text:p><text:span text:style-name="T1">Risiken beim Einsatz von KI</text:span></text:p>
            <text:p><text:span text:style-name="T2"/></text:p>
            <text:p><text:span text:style-name="T2"/></text:p>
            <text:p text:style-name="P1"><text:span text:style-name="T2">Eure Aufgabe:</text:span></text:p>
            <text:list text:style-name="L1">
              <text:list-item>
                <text:p text:style-name="P1"><text:span text:style-name="T2">Überlegt gemeinsam in der Gruppe:</text:span></text:p>
                <text:list>
                  <text:list-item>
                    <text:p text:style-name="P1"><text:span text:style-name="T3">Wie wahrscheinlich ist es, dass das Risiko eintritt? Wie schwerwiegend wären die Folgen? Markiert eure Einschätzung mit einem Klebepunkt in der Risikomatrix.</text:span></text:p>
                  </text:list-item>
                  <text:list-item>
                    <text:p text:style-name="P1"><text:span text:style-name="T3">Notiert auf einem Post-It, mit welchen Maßnahmen man dem Risiko begegnen könnte.</text:span></text:p>
                  </text:list-item>
                  <text:list-item>
                    <text:p text:style-name="P1"><text:span text:style-name="T2">Notiert ggf. weitere Risiken auf einem Post-It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3" draw:layer="layout" svg:width="14.6cm" svg:height="9.134cm" svg:x="1.4cm" svg:y="3.685cm" presentation:class="outline" presentation:user-transformed="true">
          <draw:text-box>
            <text:p><text:span text:style-name="T4"/></text:p>
            <text:p><text:span text:style-name="T4"/></text:p>
            <text:p><text:span text:style-name="T4">Data Leakage</text:span></text:p>
            <text:p><text:span text:style-name="T5">Sensible Daten werden versehentlich oder absichtlich (z.B. als Trainingsdaten für neue KI-Modelle) an Dritte weitergegeben.</text:span></text:p>
          </draw:text-box>
        </draw:frame>
        <draw:g draw:style-name="gr2">
          <draw:custom-shape draw:style-name="gr3" draw:text-style-name="P4" draw:layer="layout" svg:width="3.167cm" svg:height="3.166cm" svg:x="17cm" svg:y="0.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3.167cm" svg:height="3.168cm" svg:x="17cm" svg:y="3.66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3.167cm" svg:height="3.166cm" svg:x="17cm" svg:y="6.83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3.166cm" svg:height="3.166cm" svg:x="20.167cm" svg:y="6.83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3.167cm" svg:height="3.166cm" svg:x="23.333cm" svg:y="6.834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3.166cm" svg:height="3.168cm" svg:x="20.167cm" svg:y="3.666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3.166cm" svg:height="3.166cm" svg:x="20.167cm" svg:y="0.5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5" draw:layer="layout" svg:width="3.167cm" svg:height="3.168cm" svg:x="23.333cm" svg:y="3.666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6" draw:layer="layout" svg:width="3.167cm" svg:height="3.166cm" svg:x="23.333cm" svg:y="0.5cm">
            <text:p/>
            <draw:enhanced-geometry svg:viewBox="0 0 21600 21600" draw:type="rectangle" draw:enhanced-path="M 0 0 L 21600 0 21600 21600 0 21600 0 0 Z N"/>
          </draw:custom-shape>
          <draw:frame draw:style-name="gr10" draw:text-style-name="P7" draw:layer="layout" svg:width="7.344cm" svg:height="0.954cm" svg:x="18.5cm" svg:y="10cm">
            <draw:text-box>
              <text:p><text:span text:style-name="T6">Eintrittswahrscheinlichkeit</text:span></text:p>
            </draw:text-box>
          </draw:frame>
          <draw:frame draw:style-name="gr11" draw:text-style-name="P7" draw:layer="layout" svg:width="4.84cm" svg:height="0.954cm" draw:transform="rotate (1.5707963267949) translate (16cm 7.34cm)">
            <draw:text-box>
              <text:p><text:span text:style-name="T6">Schadensausmaß</text:span></text:p>
            </draw:text-box>
          </draw:frame>
        </draw:g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3" draw:layer="layout" svg:width="14.1cm" svg:height="9.134cm" svg:x="1.4cm" svg:y="3.685cm" presentation:class="outline" presentation:user-transformed="true">
          <draw:text-box>
            <text:p><text:span text:style-name="T4"/></text:p>
            <text:p><text:span text:style-name="T4"/></text:p>
            <text:p><text:span text:style-name="T4">Over-Reliance</text:span></text:p>
            <text:p><text:span text:style-name="T5">Übermäßiges Vertrauen in KI-Ergebnisse führt zu Fehlentscheidungen.</text:span></text:p>
          </draw:text-box>
        </draw:frame>
        <draw:g draw:style-name="gr2">
          <draw:custom-shape draw:style-name="gr3" draw:text-style-name="P4" draw:layer="layout" svg:width="3.167cm" svg:height="3.166cm" svg:x="17cm" svg:y="0.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3.167cm" svg:height="3.168cm" svg:x="17cm" svg:y="3.66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3.167cm" svg:height="3.166cm" svg:x="17cm" svg:y="6.83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3.166cm" svg:height="3.166cm" svg:x="20.167cm" svg:y="6.83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3.167cm" svg:height="3.166cm" svg:x="23.333cm" svg:y="6.834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3.166cm" svg:height="3.168cm" svg:x="20.167cm" svg:y="3.666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3.166cm" svg:height="3.166cm" svg:x="20.167cm" svg:y="0.5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5" draw:layer="layout" svg:width="3.167cm" svg:height="3.168cm" svg:x="23.333cm" svg:y="3.666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6" draw:layer="layout" svg:width="3.167cm" svg:height="3.166cm" svg:x="23.333cm" svg:y="0.5cm">
            <text:p/>
            <draw:enhanced-geometry svg:viewBox="0 0 21600 21600" draw:type="rectangle" draw:enhanced-path="M 0 0 L 21600 0 21600 21600 0 21600 0 0 Z N"/>
          </draw:custom-shape>
          <draw:frame draw:style-name="gr10" draw:text-style-name="P7" draw:layer="layout" svg:width="7.344cm" svg:height="0.954cm" svg:x="18.5cm" svg:y="10cm">
            <draw:text-box>
              <text:p><text:span text:style-name="T6">Eintrittswahrscheinlichkeit</text:span></text:p>
            </draw:text-box>
          </draw:frame>
          <draw:frame draw:style-name="gr11" draw:text-style-name="P7" draw:layer="layout" svg:width="4.84cm" svg:height="0.954cm" draw:transform="rotate (1.5707963267949) translate (16cm 7.34cm)">
            <draw:text-box>
              <text:p><text:span text:style-name="T6">Schadensausmaß</text:span></text:p>
            </draw:text-box>
          </draw:frame>
        </draw:g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3" draw:text-style-name="P8" draw:layer="layout" svg:width="14.1cm" svg:height="9.134cm" svg:x="1.4cm" svg:y="3.685cm" presentation:class="outline" presentation:user-transformed="true">
          <draw:text-box>
            <text:p><text:span text:style-name="T7"/></text:p>
            <text:p><text:span text:style-name="T7"/></text:p>
            <text:p><text:span text:style-name="T7">Bias-Verstärkung</text:span></text:p>
            <text:p><text:span text:style-name="T5">Voreingenommenheiten (z.B. alle Chefs sind alte, weiße Männer) aus Trainingsdaten werden reproduziert.</text:span></text:p>
          </draw:text-box>
        </draw:frame>
        <draw:g draw:style-name="gr2">
          <draw:custom-shape draw:style-name="gr3" draw:text-style-name="P4" draw:layer="layout" svg:width="3.167cm" svg:height="3.166cm" svg:x="17cm" svg:y="0.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3.167cm" svg:height="3.168cm" svg:x="17cm" svg:y="3.66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3.167cm" svg:height="3.166cm" svg:x="17cm" svg:y="6.83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3.166cm" svg:height="3.166cm" svg:x="20.167cm" svg:y="6.83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3.167cm" svg:height="3.166cm" svg:x="23.333cm" svg:y="6.834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3.166cm" svg:height="3.168cm" svg:x="20.167cm" svg:y="3.666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3.166cm" svg:height="3.166cm" svg:x="20.167cm" svg:y="0.5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5" draw:layer="layout" svg:width="3.167cm" svg:height="3.168cm" svg:x="23.333cm" svg:y="3.666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6" draw:layer="layout" svg:width="3.167cm" svg:height="3.166cm" svg:x="23.333cm" svg:y="0.5cm">
            <text:p/>
            <draw:enhanced-geometry svg:viewBox="0 0 21600 21600" draw:type="rectangle" draw:enhanced-path="M 0 0 L 21600 0 21600 21600 0 21600 0 0 Z N"/>
          </draw:custom-shape>
          <draw:frame draw:style-name="gr10" draw:text-style-name="P7" draw:layer="layout" svg:width="7.344cm" svg:height="0.954cm" svg:x="18.5cm" svg:y="10cm">
            <draw:text-box>
              <text:p><text:span text:style-name="T6">Eintrittswahrscheinlichkeit</text:span></text:p>
            </draw:text-box>
          </draw:frame>
          <draw:frame draw:style-name="gr11" draw:text-style-name="P7" draw:layer="layout" svg:width="4.84cm" svg:height="0.954cm" draw:transform="rotate (1.5707963267949) translate (16cm 7.34cm)">
            <draw:text-box>
              <text:p><text:span text:style-name="T6">Schadensausmaß</text:span></text:p>
            </draw:text-box>
          </draw:frame>
        </draw:g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3" draw:layer="layout" svg:width="13.1cm" svg:height="9.134cm" svg:x="1.4cm" svg:y="3.685cm" presentation:class="outline" presentation:user-transformed="true">
          <draw:text-box>
            <text:p><text:span text:style-name="T4"/></text:p>
            <text:p><text:span text:style-name="T4"/></text:p>
            <text:p><text:span text:style-name="T7">Fehlerhafte Empfehlungen</text:span></text:p>
            <text:p><text:span text:style-name="T5">KI gibt absichtlich (z.B. bezahlte Produktplazierungen) oder unabsichtlich (z.B. veraltete Daten) falsche oder irreführende Informationen.</text:span></text:p>
          </draw:text-box>
        </draw:frame>
        <draw:g draw:style-name="gr2">
          <draw:custom-shape draw:style-name="gr3" draw:text-style-name="P4" draw:layer="layout" svg:width="3.167cm" svg:height="3.166cm" svg:x="17cm" svg:y="0.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3.167cm" svg:height="3.168cm" svg:x="17cm" svg:y="3.66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3.167cm" svg:height="3.166cm" svg:x="17cm" svg:y="6.83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3.166cm" svg:height="3.166cm" svg:x="20.167cm" svg:y="6.83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3.167cm" svg:height="3.166cm" svg:x="23.333cm" svg:y="6.834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3.166cm" svg:height="3.168cm" svg:x="20.167cm" svg:y="3.666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3.166cm" svg:height="3.166cm" svg:x="20.167cm" svg:y="0.5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5" draw:layer="layout" svg:width="3.167cm" svg:height="3.168cm" svg:x="23.333cm" svg:y="3.666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6" draw:layer="layout" svg:width="3.167cm" svg:height="3.166cm" svg:x="23.333cm" svg:y="0.5cm">
            <text:p/>
            <draw:enhanced-geometry svg:viewBox="0 0 21600 21600" draw:type="rectangle" draw:enhanced-path="M 0 0 L 21600 0 21600 21600 0 21600 0 0 Z N"/>
          </draw:custom-shape>
          <draw:frame draw:style-name="gr10" draw:text-style-name="P7" draw:layer="layout" svg:width="7.344cm" svg:height="0.954cm" svg:x="18.5cm" svg:y="10cm">
            <draw:text-box>
              <text:p><text:span text:style-name="T6">Eintrittswahrscheinlichkeit</text:span></text:p>
            </draw:text-box>
          </draw:frame>
          <draw:frame draw:style-name="gr11" draw:text-style-name="P7" draw:layer="layout" svg:width="4.84cm" svg:height="0.954cm" draw:transform="rotate (1.5707963267949) translate (16cm 7.34cm)">
            <draw:text-box>
              <text:p><text:span text:style-name="T6">Schadensausmaß</text:span></text:p>
            </draw:text-box>
          </draw:frame>
        </draw:g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3" draw:layer="layout" svg:width="25.199cm" svg:height="9.134cm" svg:x="1.4cm" svg:y="3.685cm" presentation:class="outline">
          <draw:text-box>
            <text:p><text:span text:style-name="T4"/></text:p>
            <text:p><text:span text:style-name="T4"/></text:p>
            <text:p><text:span text:style-name="T4">Rechtliche Haftung</text:span></text:p>
            <text:p><text:span text:style-name="T5">Unklare Verantwortung bei Fehlern der KI.</text:span></text:p>
          </draw:text-box>
        </draw:frame>
        <draw:g draw:style-name="gr2">
          <draw:custom-shape draw:style-name="gr3" draw:text-style-name="P4" draw:layer="layout" svg:width="3.167cm" svg:height="3.166cm" svg:x="17cm" svg:y="0.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3.167cm" svg:height="3.168cm" svg:x="17cm" svg:y="3.66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3.167cm" svg:height="3.166cm" svg:x="17cm" svg:y="6.83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3.166cm" svg:height="3.166cm" svg:x="20.167cm" svg:y="6.83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3.167cm" svg:height="3.166cm" svg:x="23.333cm" svg:y="6.834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3.166cm" svg:height="3.168cm" svg:x="20.167cm" svg:y="3.666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3.166cm" svg:height="3.166cm" svg:x="20.167cm" svg:y="0.5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5" draw:layer="layout" svg:width="3.167cm" svg:height="3.168cm" svg:x="23.333cm" svg:y="3.666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6" draw:layer="layout" svg:width="3.167cm" svg:height="3.166cm" svg:x="23.333cm" svg:y="0.5cm">
            <text:p/>
            <draw:enhanced-geometry svg:viewBox="0 0 21600 21600" draw:type="rectangle" draw:enhanced-path="M 0 0 L 21600 0 21600 21600 0 21600 0 0 Z N"/>
          </draw:custom-shape>
          <draw:frame draw:style-name="gr10" draw:text-style-name="P7" draw:layer="layout" svg:width="7.344cm" svg:height="0.954cm" svg:x="18.5cm" svg:y="10cm">
            <draw:text-box>
              <text:p><text:span text:style-name="T6">Eintrittswahrscheinlichkeit</text:span></text:p>
            </draw:text-box>
          </draw:frame>
          <draw:frame draw:style-name="gr11" draw:text-style-name="P7" draw:layer="layout" svg:width="4.84cm" svg:height="0.954cm" draw:transform="rotate (1.5707963267949) translate (16cm 7.34cm)">
            <draw:text-box>
              <text:p><text:span text:style-name="T6">Schadensausmaß</text:span></text:p>
            </draw:text-box>
          </draw:frame>
        </draw:g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3" draw:layer="layout" svg:width="25.199cm" svg:height="9.134cm" svg:x="1.4cm" svg:y="3.685cm" presentation:class="outline" presentation:user-transformed="true">
          <draw:text-box>
            <text:p><text:span text:style-name="T4"/></text:p>
            <text:p><text:span text:style-name="T4"/></text:p>
            <text:p><text:span text:style-name="T4">Mehr Output</text:span></text:p>
            <text:p><text:span text:style-name="T4">statt mehr Outcome</text:span></text:p>
            <text:p><text:span text:style-name="T5">Die durch KI-Einsatz gewonnene Zeit wird nicht effektiv genutzt.</text:span></text:p>
          </draw:text-box>
        </draw:frame>
        <draw:g draw:style-name="gr2">
          <draw:custom-shape draw:style-name="gr3" draw:text-style-name="P4" draw:layer="layout" svg:width="3.167cm" svg:height="3.166cm" svg:x="17cm" svg:y="0.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3.167cm" svg:height="3.168cm" svg:x="17cm" svg:y="3.66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3.167cm" svg:height="3.166cm" svg:x="17cm" svg:y="6.83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3.166cm" svg:height="3.166cm" svg:x="20.167cm" svg:y="6.83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3.167cm" svg:height="3.166cm" svg:x="23.333cm" svg:y="6.834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3.166cm" svg:height="3.168cm" svg:x="20.167cm" svg:y="3.666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3.166cm" svg:height="3.166cm" svg:x="20.167cm" svg:y="0.5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5" draw:layer="layout" svg:width="3.167cm" svg:height="3.168cm" svg:x="23.333cm" svg:y="3.666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6" draw:layer="layout" svg:width="3.167cm" svg:height="3.166cm" svg:x="23.333cm" svg:y="0.5cm">
            <text:p/>
            <draw:enhanced-geometry svg:viewBox="0 0 21600 21600" draw:type="rectangle" draw:enhanced-path="M 0 0 L 21600 0 21600 21600 0 21600 0 0 Z N"/>
          </draw:custom-shape>
          <draw:frame draw:style-name="gr10" draw:text-style-name="P7" draw:layer="layout" svg:width="7.344cm" svg:height="0.954cm" svg:x="18.5cm" svg:y="10cm">
            <draw:text-box>
              <text:p><text:span text:style-name="T6">Eintrittswahrscheinlichkeit</text:span></text:p>
            </draw:text-box>
          </draw:frame>
          <draw:frame draw:style-name="gr11" draw:text-style-name="P7" draw:layer="layout" svg:width="4.84cm" svg:height="0.954cm" draw:transform="rotate (1.5707963267949) translate (16cm 7.34cm)">
            <draw:text-box>
              <text:p><text:span text:style-name="T6">Schadensausmaß</text:span></text:p>
            </draw:text-box>
          </draw:frame>
        </draw:g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3" draw:layer="layout" svg:width="25.199cm" svg:height="9.134cm" svg:x="1.4cm" svg:y="3.685cm" presentation:class="outline" presentation:user-transformed="true">
          <draw:text-box>
            <text:p><text:span text:style-name="T4"/></text:p>
            <text:p><text:span text:style-name="T4"/></text:p>
            <text:p><text:span text:style-name="T4">Technische</text:span></text:p>
            <text:p><text:span text:style-name="T4">Schulden</text:span></text:p>
            <text:p><text:span text:style-name="T5">Code wird durch den Einsatz von KI teurer in der Wartung. <text:s/></text:span></text:p>
          </draw:text-box>
        </draw:frame>
        <draw:g draw:style-name="gr2">
          <draw:custom-shape draw:style-name="gr3" draw:text-style-name="P4" draw:layer="layout" svg:width="3.167cm" svg:height="3.166cm" svg:x="17cm" svg:y="0.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3.167cm" svg:height="3.168cm" svg:x="17cm" svg:y="3.66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3.167cm" svg:height="3.166cm" svg:x="17cm" svg:y="6.83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3.166cm" svg:height="3.166cm" svg:x="20.167cm" svg:y="6.83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3.167cm" svg:height="3.166cm" svg:x="23.333cm" svg:y="6.834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3.166cm" svg:height="3.168cm" svg:x="20.167cm" svg:y="3.666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3.166cm" svg:height="3.166cm" svg:x="20.167cm" svg:y="0.5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5" draw:layer="layout" svg:width="3.167cm" svg:height="3.168cm" svg:x="23.333cm" svg:y="3.666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6" draw:layer="layout" svg:width="3.167cm" svg:height="3.166cm" svg:x="23.333cm" svg:y="0.5cm">
            <text:p/>
            <draw:enhanced-geometry svg:viewBox="0 0 21600 21600" draw:type="rectangle" draw:enhanced-path="M 0 0 L 21600 0 21600 21600 0 21600 0 0 Z N"/>
          </draw:custom-shape>
          <draw:frame draw:style-name="gr10" draw:text-style-name="P7" draw:layer="layout" svg:width="7.344cm" svg:height="0.954cm" svg:x="18.5cm" svg:y="10cm">
            <draw:text-box>
              <text:p><text:span text:style-name="T6">Eintrittswahrscheinlichkeit</text:span></text:p>
            </draw:text-box>
          </draw:frame>
          <draw:frame draw:style-name="gr11" draw:text-style-name="P7" draw:layer="layout" svg:width="4.84cm" svg:height="0.954cm" draw:transform="rotate (1.5707963267949) translate (16cm 7.34cm)">
            <draw:text-box>
              <text:p><text:span text:style-name="T6">Schadensausmaß</text:span></text:p>
            </draw:text-box>
          </draw:frame>
        </draw:g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3" draw:text-style-name="P9" draw:layer="layout" svg:width="25.199cm" svg:height="9.134cm" svg:x="1.4cm" svg:y="3.685cm" presentation:class="outline" presentation:user-transformed="true">
          <draw:text-box>
            <text:p><text:span text:style-name="T8"/></text:p>
            <text:p><text:span text:style-name="T8"/></text:p>
            <text:p><text:span text:style-name="T8">Weitere Risiken</text:span></text:p>
            <text:p><text:span text:style-name="T2">Hier ist Platz für dein Post-I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Lucida Sans2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1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ufzählungszeichen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Kopf-_2f_Fußzeile" style:display-name="Kopf-/Fußzeile" style:family="graphic">
      <style:paragraph-properties style:text-autospace="none" loext:tab-stop-distance="0cm">
        <style:tab-stops>
          <style:tab-stop style:position="22.666cm" style:type="center"/>
          <style:tab-stop style:position="45.332cm" style:type="right"/>
        </style:tab-stops>
      </style:paragraph-properties>
    </style:style>
    <style:style style:name="List" style:family="graphic">
      <style:paragraph-properties style:text-autospace="none"/>
      <style:text-properties style:font-name-complex="Lucida Sans" style:font-family-complex="'Lucida Sans'" style:font-family-generic-complex="swiss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de" fo:country="CH" style:letter-kerning="true" style:font-name-asian="Segoe UI" style:font-family-asian="'Segoe UI'" style:font-family-generic-asian="roman" style:font-pitch-asian="variable" style:font-size-asian="12pt" style:language-asian="zh" style:country-asian="CN" style:font-name-complex="Lucida Sans2" style:font-family-complex="'Lucida Sans'" style:font-pitch-complex="variable" style:font-size-complex="12pt" style:language-complex="hi" style:country-complex="IN"/>
    </style:style>
    <style:style style:name="Strong" style:family="graphic">
      <style:paragraph-properties style:text-autospace="none"/>
      <style:text-properties fo:font-weight="bold" style:font-weight-complex="bold"/>
    </style:style>
    <style:style style:name="Verzeichnis" style:family="graphic">
      <style:paragraph-properties style:text-autospace="none"/>
      <style:text-properties style:font-name-complex="Lucida Sans" style:font-family-complex="'Lucida Sans'" style:font-family-generic-complex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footer" style:family="graphic">
      <style:paragraph-properties style:text-autospace="none" loext:tab-stop-distance="0cm">
        <style:tab-stops>
          <style:tab-stop style:position="22.666cm" style:type="center"/>
          <style:tab-stop style:position="45.332cm" style:type="right"/>
        </style:tab-stops>
      </style:paragraph-properties>
    </style:style>
    <style:style style:name="Überschrift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Microsoft YaHei1" style:font-family-asian="'Microsoft YaHei'" style:font-pitch-asian="variable" style:font-name-complex="Liberation Sans1" style:font-family-complex="'Liberation Sans', Arial" style:font-family-generic-complex="swiss" style:font-pitch-complex="variable" style:font-size-complex="14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1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6-13T13:54:56.780037600</meta:creation-date>
    <dc:date>2025-06-17T08:54:50.599335400</dc:date>
    <meta:editing-duration>PT21M53S</meta:editing-duration>
    <meta:editing-cycles>3</meta:editing-cycles>
    <meta:generator>LibreOffice/25.2.4.3$Windows_X86_64 LibreOffice_project/33e196637044ead23f5c3226cde09b47731f7e27</meta:generator>
    <meta:document-statistic meta:object-count="132"/>
  </office:meta>
</office:document-meta>
</file>